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/>
    </style:style>
    <style:style style:name="P21" style:family="paragraph" style:parent-style-name="Table_20_Contents">
      <style:paragraph-properties fo:text-align="end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B1" table:number-columns-spanned="8" office:value-type="string">
            <text:p text:style-name="P26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7"/>
            <text:p text:style-name="P11"><text:placeholder text:placeholder-type="text">&lt;get_bill_loc(o)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7"/>
            <text:p text:style-name="P11"><text:placeholder text:placeholder-type="text">&lt;get_bill_loc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3"/>
            <text:p text:style-name="P8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2"/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2"/>
            <text:p text:style-name="P22"/>
            <text:p text:style-name="P23">INDIA</text:p>
          </table:table-cell>
          <table:covered-table-cell/>
          <table:table-cell table:style-name="Table1.F2" table:number-columns-spanned="2" office:value-type="string">
            <text:p text:style-name="P22"/>
            <text:p text:style-name="P24"><text:placeholder text:placeholder-type="text">&lt;get_state(o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5"/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7"><text:span text:style-name="T5"><text:tab/><text:tab/>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5"/>
            <text:p text:style-name="P24"><text:placeholder text:placeholder-type="text">&lt;get_state(o)&gt;</text:placeholder></text:p>
          </table:table-cell>
          <table:covered-table-cell/>
          <table:table-cell table:style-name="Table1.A2" table:number-columns-spanned="3" office:value-type="string">
            <text:p text:style-name="P15"/>
            <text:p text:style-name="P24"><text:placeholder text:placeholder-type="text">&lt;get_state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5"><text:span text:style-name="T6"><text:tab/><text:tab/><text:tab/><text:tab/>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/>
          </table:table-cell>
          <table:covered-table-cell/>
          <table:table-cell table:style-name="Table1.A2" table:number-columns-spanned="3" office:value-type="string">
            <text:p text:style-name="P16"/>
          </table:table-cell>
          <table:covered-table-cell/>
          <table:covered-table-cell/>
          <table:table-cell table:style-name="Table1.A2" office:value-type="string">
            <text:p text:style-name="P16"/>
          </table:table-cell>
          <table:table-cell table:style-name="Table1.A2" table:number-columns-spanned="2" office:value-type="string">
            <text:p text:style-name="P16"/>
          </table:table-cell>
          <table:covered-table-cell/>
          <table:table-cell table:style-name="Table1.F2" office:value-type="string">
            <text:p text:style-name="P16"/>
          </table:table-cell>
        </table:table-row>
        <table:table-row>
          <table:table-cell table:style-name="Table1.F2" table:number-columns-spanned="9" office:value-type="string">
            <text:p text:style-name="P17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table:number-columns-spanned="3" office:value-type="string">
            <text:p text:style-name="P18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8"><text:span text:style-name="T4"><text:placeholder text:placeholder-type="text">&lt;get_qty_mt(line.product_uom_qty,line.uom_po_id.name,o.order_typ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25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25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7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6"/>
          </table:table-cell>
          <table:table-cell table:style-name="Table1.F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6"/>
          </table:table-cell>
          <table:table-cell table:style-name="Table1.F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6"/>
          </table:table-cell>
          <table:table-cell table:style-name="Table1.F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office:value-type="string">
            <text:p text:style-name="P6"/>
          </table:table-cell>
          <table:table-cell table:style-name="Table1.F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1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9T13:38:29</dc:date>
    <meta:editing-duration>PT3H32M3S</meta:editing-duration>
    <meta:editing-cycles>74</meta:editing-cycles>
    <meta:generator>LibreOffice/3.5$Linux_x86 LibreOffice_project/350m1$Build-2</meta:generator>
    <dc:creator>TrongNguyen </dc:creator>
    <meta:document-statistic meta:table-count="1" meta:image-count="0" meta:object-count="0" meta:page-count="1" meta:paragraph-count="15" meta:word-count="48" meta:character-count="626" meta:non-whitespace-character-count="586"/>
  </office:meta>
</office:document-meta>
</file>